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cm" fo:margin-bottom="0cm" loext:contextual-spacing="false">
        <style:tab-stops>
          <style:tab-stop style:position="8.5cm" style:type="center"/>
          <style:tab-stop style:position="17cm" style:type="right"/>
        </style:tab-stops>
      </style:paragraph-properties>
    </style:style>
    <style:style style:name="P2" style:family="paragraph" style:parent-style-name="Standard">
      <style:paragraph-properties fo:margin-top="0cm" fo:margin-bottom="0cm" loext:contextual-spacing="false" fo:line-height="150%" fo:text-align="justify" style:justify-single-word="false"/>
    </style:style>
    <style:style style:name="P3" style:family="paragraph" style:parent-style-name="Standard">
      <style:paragraph-properties fo:margin-top="0cm" fo:margin-bottom="0cm" loext:contextual-spacing="false" fo:line-height="150%" fo:text-align="justify" style:justify-single-word="false" fo:orphans="0" fo:widows="0"/>
    </style:style>
    <style:style style:name="P4" style:family="paragraph" style:parent-style-name="Standard">
      <style:paragraph-properties fo:margin-top="0cm" fo:margin-bottom="0cm" loext:contextual-spacing="false" fo:line-height="150%" fo:text-align="justify" style:justify-single-word="false" fo:keep-with-next="always"/>
    </style:style>
    <style:style style:name="P5" style:family="paragraph" style:parent-style-name="Standard">
      <style:paragraph-properties fo:margin-top="0cm" fo:margin-bottom="2cm" loext:contextual-spacing="false" fo:line-height="100%" fo:orphans="0" fo:widows="0">
        <style:tab-stops>
          <style:tab-stop style:position="8.5cm" style:type="center"/>
          <style:tab-stop style:position="17cm" style:type="right"/>
        </style:tab-stops>
      </style:paragraph-properties>
    </style:style>
    <style:style style:name="P6" style:family="paragraph" style:parent-style-name="Standard">
      <style:paragraph-properties fo:margin-left="1.27cm" fo:margin-right="0cm" fo:margin-top="0cm" fo:margin-bottom="0cm" loext:contextual-spacing="false" fo:line-height="150%" fo:text-align="justify" style:justify-single-word="false" fo:orphans="0" fo:widows="0" fo:text-indent="0cm" style:auto-text-indent="false"/>
    </style:style>
    <style:style style:name="P7" style:family="paragraph" style:parent-style-name="Standard">
      <style:paragraph-properties fo:margin-top="0cm" fo:margin-bottom="0.247cm" loext:contextual-spacing="false" fo:line-height="150%" fo:orphans="0" fo:widows="0"/>
    </style:style>
    <style:style style:name="P8" style:family="paragraph" style:parent-style-name="Standard">
      <style:paragraph-properties fo:margin-top="0cm" fo:margin-bottom="0.247cm" loext:contextual-spacing="false" fo:line-height="150%" fo:text-align="center" style:justify-single-word="false" fo:orphans="0" fo:widows="0"/>
    </style:style>
    <style:style style:name="P9" style:family="paragraph" style:parent-style-name="Standard">
      <style:paragraph-properties fo:margin-top="0cm" fo:margin-bottom="0.247cm" loext:contextual-spacing="false" fo:line-height="150%" fo:text-align="justify" style:justify-single-word="false" fo:orphans="0" fo:widows="0"/>
    </style:style>
    <style:style style:name="P10" style:family="paragraph" style:parent-style-name="Standard">
      <style:paragraph-properties fo:margin-top="0cm" fo:margin-bottom="0.247cm" loext:contextual-spacing="false" fo:line-height="150%" fo:text-align="justify" style:justify-single-word="false" fo:orphans="0" fo:widows="0">
        <style:tab-stops>
          <style:tab-stop style:position="3.792cm"/>
          <style:tab-stop style:position="14.09cm"/>
        </style:tab-stops>
      </style:paragraph-properties>
    </style:style>
    <style:style style:name="P11" style:family="paragraph" style:parent-style-name="Standard">
      <style:paragraph-properties fo:margin-top="0cm" fo:margin-bottom="0.247cm" loext:contextual-spacing="false" fo:line-height="150%" fo:text-align="justify" style:justify-single-word="false" fo:orphans="0" fo:widows="0">
        <style:tab-stops>
          <style:tab-stop style:position="7.408cm"/>
          <style:tab-stop style:position="14.09cm"/>
        </style:tab-stops>
      </style:paragraph-properties>
    </style:style>
    <style:style style:name="P12" style:family="paragraph" style:parent-style-name="Standard">
      <style:paragraph-properties fo:margin-top="0cm" fo:margin-bottom="0.247cm" loext:contextual-spacing="false" fo:line-height="150%" fo:text-align="center" style:justify-single-word="false" fo:orphans="0" fo:widows="0" fo:break-before="page"/>
    </style:style>
    <style:style style:name="P13" style:family="paragraph" style:parent-style-name="Standard">
      <style:paragraph-properties fo:margin-top="0cm" fo:margin-bottom="0.247cm" loext:contextual-spacing="false" fo:line-height="150%" fo:text-align="justify" style:justify-single-word="false" fo:orphans="0" fo:widows="0" fo:break-before="page">
        <style:tab-stops>
          <style:tab-stop style:position="7.408cm"/>
          <style:tab-stop style:position="14.09cm"/>
        </style:tab-stops>
      </style:paragraph-properties>
    </style:style>
    <style:style style:name="P14" style:family="paragraph" style:parent-style-name="Standard">
      <style:paragraph-properties fo:margin-left="0.011cm" fo:margin-right="0cm" fo:margin-top="0cm" fo:margin-bottom="0cm" loext:contextual-spacing="false" fo:line-height="150%" fo:text-align="justify" style:justify-single-word="false" fo:orphans="0" fo:widows="0" fo:text-indent="0cm" style:auto-text-indent="false"/>
    </style:style>
    <style:style style:name="P15" style:family="paragraph" style:parent-style-name="Standard">
      <style:paragraph-properties fo:margin-top="0cm" fo:margin-bottom="2cm" loext:contextual-spacing="false" fo:line-height="100%" fo:text-align="end" style:justify-single-word="false" fo:orphans="0" fo:widows="0">
        <style:tab-stops>
          <style:tab-stop style:position="8.5cm" style:type="center"/>
          <style:tab-stop style:position="17cm" style:type="right"/>
        </style:tab-stops>
      </style:paragraph-properties>
      <style:text-properties fo:color="#000000" style:font-name="Liberation Serif" fo:font-size="12pt" fo:font-weight="normal" style:font-name-asian="Liberation Serif1" style:font-size-asian="12pt" style:font-weight-asian="normal" style:font-name-complex="Liberation Serif1" style:font-size-complex="12pt"/>
    </style:style>
    <style:style style:name="P16" style:family="paragraph" style:parent-style-name="Standard">
      <style:text-properties style:font-name="Arial" fo:font-size="14pt" fo:font-weight="bold" style:font-name-asian="Arial2" style:font-size-asian="14pt" style:font-weight-asian="bold" style:font-name-complex="Arial2" style:font-size-complex="14pt"/>
    </style:style>
    <style:style style:name="P17" style:family="paragraph" style:parent-style-name="Standard">
      <style:paragraph-properties fo:margin-top="0cm" fo:margin-bottom="0cm" loext:contextual-spacing="false" fo:line-height="150%" fo:text-align="justify" style:justify-single-word="false" fo:orphans="0" fo:widows="0"/>
      <style:text-properties fo:color="#000000" style:font-name="Arial" fo:font-size="12pt" fo:font-weight="normal" style:font-name-asian="Arial2" style:font-size-asian="12pt" style:font-weight-asian="normal" style:font-name-complex="Arial2" style:font-size-complex="12pt"/>
    </style:style>
    <style:style style:name="P18" style:family="paragraph" style:parent-style-name="Standard">
      <style:paragraph-properties fo:margin-top="0cm" fo:margin-bottom="0cm" loext:contextual-spacing="false" fo:line-height="150%" fo:text-align="justify" style:justify-single-word="false" fo:orphans="0" fo:widows="0"/>
      <style:text-properties fo:color="#000000" style:font-name="Arial" fo:font-size="12pt" fo:font-style="normal" fo:font-weight="normal" style:font-name-asian="Arial2" style:font-size-asian="12pt" style:font-style-asian="normal" style:font-weight-asian="normal" style:font-name-complex="Arial2" style:font-size-complex="12pt"/>
    </style:style>
    <style:style style:name="P19" style:family="paragraph" style:parent-style-name="Standard">
      <style:paragraph-properties fo:margin-top="0cm" fo:margin-bottom="0cm" loext:contextual-spacing="false" fo:line-height="150%" fo:text-align="justify" style:justify-single-word="false" fo:orphans="0" fo:widows="0"/>
      <style:text-properties fo:color="#000000"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P20" style:family="paragraph" style:parent-style-name="Standard">
      <style:paragraph-properties fo:margin-top="0cm" fo:margin-bottom="0cm" loext:contextual-spacing="false" fo:line-height="150%" fo:text-align="justify" style:justify-single-word="false" fo:orphans="0" fo:widows="0"/>
      <style:text-properties fo:color="#000000" style:font-name="Arial" fo:font-size="14pt" fo:font-style="normal" style:text-underline-style="solid" style:text-underline-width="auto" style:text-underline-color="font-color" fo:font-weight="bold" style:font-name-asian="Arial2" style:font-size-asian="14pt" style:font-style-asian="normal" style:font-weight-asian="bold" style:font-name-complex="Arial2" style:font-size-complex="14pt"/>
    </style:style>
    <style:style style:name="P21" style:family="paragraph" style:parent-style-name="Standard">
      <style:paragraph-properties fo:margin-top="0cm" fo:margin-bottom="0cm" loext:contextual-spacing="false" fo:line-height="150%" fo:text-align="justify" style:justify-single-word="false"/>
      <style:text-properties fo:color="#1a1a1a" style:font-name="Arial" style:font-name-asian="Arial2" style:font-name-complex="Arial2"/>
    </style:style>
    <style:style style:name="P22" style:family="paragraph" style:parent-style-name="Standard">
      <style:paragraph-properties fo:margin-top="0cm" fo:margin-bottom="0cm" loext:contextual-spacing="false" fo:line-height="150%" fo:text-align="justify" style:justify-single-word="false"/>
      <style:text-properties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P23" style:family="paragraph" style:parent-style-name="Standard">
      <style:paragraph-properties fo:margin-top="0cm" fo:margin-bottom="0cm" loext:contextual-spacing="false" fo:line-height="150%" fo:text-align="justify" style:justify-single-word="false"/>
      <style:text-properties style:font-name="Arial" fo:font-size="10.5pt" style:font-name-asian="Arial2" style:font-size-asian="10.5pt" style:font-name-complex="Arial2" style:font-size-complex="10.5pt"/>
    </style:style>
    <style:style style:name="P24" style:family="paragraph" style:parent-style-name="Standard">
      <style:paragraph-properties fo:margin-top="0cm" fo:margin-bottom="0cm" loext:contextual-spacing="false" fo:line-height="150%" fo:text-align="justify" style:justify-single-word="false" fo:keep-with-next="always"/>
      <style:text-properties style:font-name="Arial" style:font-name-asian="Arial2" style:font-name-complex="Arial2"/>
    </style:style>
    <style:style style:name="P25" style:family="paragraph" style:parent-style-name="Standard" style:master-page-name="First_20_Page">
      <style:paragraph-properties fo:margin-left="1.27cm" fo:margin-right="0cm" fo:margin-top="0cm" fo:margin-bottom="0cm" loext:contextual-spacing="false" fo:line-height="150%" fo:text-indent="0cm" style:auto-text-indent="false" style:page-number="1"/>
      <style:text-properties style:font-name="Arial" fo:font-size="14pt" style:font-name-asian="Arial2" style:font-size-asian="14pt" style:font-name-complex="Arial2" style:font-size-complex="14pt"/>
    </style:style>
    <style:style style:name="P26" style:family="paragraph" style:parent-style-name="Standard">
      <style:paragraph-properties fo:margin-left="1.27cm" fo:margin-right="0cm" fo:margin-top="0cm" fo:margin-bottom="0cm" loext:contextual-spacing="false" fo:line-height="150%" fo:text-indent="0cm" style:auto-text-indent="false"/>
      <style:text-properties style:font-name="Arial" fo:font-size="14pt" style:font-name-asian="Arial2" style:font-size-asian="14pt" style:font-name-complex="Arial2" style:font-size-complex="14pt"/>
    </style:style>
    <style:style style:name="P27" style:family="paragraph" style:parent-style-name="Standard">
      <style:paragraph-properties fo:margin-left="1.27cm" fo:margin-right="0cm" fo:margin-top="0cm" fo:margin-bottom="0cm" loext:contextual-spacing="false" fo:line-height="150%" fo:text-align="justify" style:justify-single-word="false" fo:orphans="0" fo:widows="0" fo:text-indent="0cm" style:auto-text-indent="false"/>
      <style:text-properties fo:color="#000000" style:font-name="Arial" fo:font-size="12pt" fo:font-weight="normal" style:font-name-asian="Arial2" style:font-size-asian="12pt" style:font-weight-asian="normal" style:font-name-complex="Arial2" style:font-size-complex="12pt"/>
    </style:style>
    <style:style style:name="P28" style:family="paragraph" style:parent-style-name="Standard">
      <style:paragraph-properties fo:margin-top="0cm" fo:margin-bottom="0.247cm" loext:contextual-spacing="false" fo:line-height="150%" fo:text-align="center" style:justify-single-word="false" fo:orphans="0" fo:widows="0"/>
      <style:text-properties fo:color="#000000" style:font-name="Arial" fo:font-size="24pt" fo:font-weight="bold" style:font-name-asian="Arial2" style:font-size-asian="24pt" style:font-weight-asian="bold" style:font-name-complex="Arial2" style:font-size-complex="24pt"/>
    </style:style>
    <style:style style:name="P29" style:family="paragraph" style:parent-style-name="Standard">
      <style:paragraph-properties fo:margin-top="0cm" fo:margin-bottom="0.247cm" loext:contextual-spacing="false" fo:line-height="150%" fo:text-align="center" style:justify-single-word="false" fo:orphans="0" fo:widows="0"/>
      <style:text-properties fo:color="#000000"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P30" style:family="paragraph" style:parent-style-name="Standard">
      <style:paragraph-properties fo:margin-top="0cm" fo:margin-bottom="0.247cm" loext:contextual-spacing="false" fo:line-height="150%" fo:text-align="justify" style:justify-single-word="false" fo:orphans="0" fo:widows="0"/>
      <style:text-properties fo:color="#000000"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P31" style:family="paragraph" style:parent-style-name="Standard">
      <style:paragraph-properties fo:margin-top="0cm" fo:margin-bottom="0.247cm" loext:contextual-spacing="false" fo:line-height="150%" fo:text-align="justify" style:justify-single-word="false" fo:orphans="0" fo:widows="0">
        <style:tab-stops>
          <style:tab-stop style:position="5.711cm"/>
          <style:tab-stop style:position="14.09cm"/>
        </style:tab-stops>
      </style:paragraph-properties>
      <style:text-properties fo:color="#000000" style:font-name="Arial" fo:font-size="14pt" style:text-underline-style="none" fo:font-weight="bold" style:font-name-asian="Arial2" style:font-size-asian="14pt" style:font-weight-asian="bold" style:font-name-complex="Arial2" style:font-size-complex="14pt"/>
    </style:style>
    <style:style style:name="P32" style:family="paragraph" style:parent-style-name="Standard">
      <style:paragraph-properties fo:margin-top="0cm" fo:margin-bottom="0.247cm" loext:contextual-spacing="false" fo:line-height="150%" fo:text-align="justify" style:justify-single-word="false" fo:orphans="0" fo:widows="0">
        <style:tab-stops>
          <style:tab-stop style:position="7.408cm"/>
          <style:tab-stop style:position="14.09cm"/>
        </style:tab-stops>
      </style:paragraph-properties>
      <style:text-properties fo:color="#0000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P33" style:family="paragraph" style:parent-style-name="Standard">
      <style:paragraph-properties fo:margin-top="0cm" fo:margin-bottom="0.247cm" loext:contextual-spacing="false" fo:line-height="150%" fo:text-align="justify" style:justify-single-word="false" fo:orphans="0" fo:widows="0">
        <style:tab-stops>
          <style:tab-stop style:position="3.792cm"/>
          <style:tab-stop style:position="7.408cm"/>
          <style:tab-stop style:position="14.09cm"/>
        </style:tab-stops>
      </style:paragraph-properties>
      <style:text-properties fo:color="#0000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P34" style:family="paragraph" style:parent-style-name="Standard">
      <style:paragraph-properties fo:margin-top="0cm" fo:margin-bottom="0.247cm" loext:contextual-spacing="false" fo:line-height="150%" fo:text-align="justify" style:justify-single-word="false" fo:orphans="0" fo:widows="0"/>
      <style:text-properties fo:color="#000000" style:font-name="Arial" fo:font-size="14pt" fo:font-style="normal" style:text-underline-style="solid" style:text-underline-width="auto" style:text-underline-color="font-color" fo:font-weight="bold" style:font-name-asian="Arial2" style:font-size-asian="14pt" style:font-style-asian="normal" style:font-weight-asian="bold" style:font-name-complex="Arial2" style:font-size-complex="14pt"/>
    </style:style>
    <style:style style:name="P35" style:family="paragraph" style:parent-style-name="Standard">
      <style:paragraph-properties fo:margin-top="0cm" fo:margin-bottom="0.247cm" loext:contextual-spacing="false" fo:line-height="150%" fo:text-align="justify" style:justify-single-word="false" fo:orphans="0" fo:widows="0"/>
      <style:text-properties fo:color="#000000" style:font-name="Arial" fo:font-size="12pt" fo:font-weight="normal" style:font-name-asian="Arial2" style:font-size-asian="12pt" style:font-weight-asian="normal" style:font-name-complex="Arial2" style:font-size-complex="12pt"/>
    </style:style>
    <style:style style:name="P36" style:family="paragraph" style:parent-style-name="Standard">
      <style:paragraph-properties fo:margin-top="0cm" fo:margin-bottom="0.247cm" loext:contextual-spacing="false" fo:line-height="150%" fo:text-align="justify" style:justify-single-word="false" fo:orphans="0" fo:widows="0"/>
      <style:text-properties fo:color="#000000" style:font-name="Arial" fo:font-size="12pt" fo:font-style="normal" fo:font-weight="normal" style:font-name-asian="Arial2" style:font-size-asian="12pt" style:font-style-asian="normal" style:font-weight-asian="normal" style:font-name-complex="Arial2" style:font-size-complex="12pt"/>
    </style:style>
    <style:style style:name="P37" style:family="paragraph" style:parent-style-name="Standard" style:list-style-name="WWNum10">
      <style:paragraph-properties fo:margin-left="0.011cm" fo:margin-right="0cm" fo:margin-top="0cm" fo:margin-bottom="0cm" loext:contextual-spacing="false" fo:line-height="150%" fo:text-align="justify" style:justify-single-word="false" fo:orphans="0" fo:widows="0" fo:text-indent="0.741cm" style:auto-text-indent="false"/>
    </style:style>
    <style:style style:name="P38" style:family="paragraph" style:parent-style-name="Standard" style:list-style-name="WWNum10">
      <style:paragraph-properties fo:margin-left="0.011cm" fo:margin-right="0cm" fo:margin-top="0cm" fo:margin-bottom="0cm" loext:contextual-spacing="false" fo:line-height="150%" fo:text-align="justify" style:justify-single-word="false" fo:orphans="0" fo:widows="0" fo:text-indent="1.244cm" style:auto-text-indent="false"/>
    </style:style>
    <style:style style:name="P39" style:family="paragraph" style:parent-style-name="Standard" style:list-style-name="WWNum10">
      <style:paragraph-properties fo:margin-left="0.011cm" fo:margin-right="0cm" fo:margin-top="0cm" fo:margin-bottom="0cm" loext:contextual-spacing="false" fo:line-height="150%" fo:text-align="justify" style:justify-single-word="false" fo:orphans="0" fo:widows="0" fo:text-indent="0cm" style:auto-text-indent="false"/>
    </style:style>
    <style:style style:name="P40" style:family="paragraph" style:parent-style-name="Standard" style:list-style-name="WWNum10">
      <style:paragraph-properties fo:margin-left="0.011cm" fo:margin-right="0cm" fo:margin-top="0cm" fo:margin-bottom="0cm" loext:contextual-spacing="false" fo:line-height="150%" fo:text-align="justify" style:justify-single-word="false" fo:orphans="0" fo:widows="0" fo:text-indent="0cm" style:auto-text-indent="false"/>
      <style:text-properties style:font-name="Arial" style:font-name-asian="Arial2" style:font-name-complex="Arial2"/>
    </style:style>
    <style:style style:name="P41" style:family="paragraph" style:parent-style-name="Standard" style:list-style-name="WWNum1">
      <style:paragraph-properties fo:margin-left="0.249cm" fo:margin-right="0cm" fo:margin-top="0cm" fo:margin-bottom="0cm" loext:contextual-spacing="true" fo:line-height="150%" fo:text-align="justify" style:justify-single-word="false" fo:orphans="0" fo:widows="0" fo:text-indent="-0.635cm" style:auto-text-indent="false"/>
    </style:style>
    <style:style style:name="P42" style:family="paragraph" style:parent-style-name="Standard" style:list-style-name="WWNum7">
      <style:paragraph-properties fo:margin-left="1.27cm" fo:margin-right="0cm" fo:margin-top="0cm" fo:margin-bottom="0cm" loext:contextual-spacing="true" fo:line-height="150%" fo:text-align="justify" style:justify-single-word="false" fo:orphans="0" fo:widows="0" fo:text-indent="-0.635cm" style:auto-text-indent="false"/>
      <style:text-properties style:font-name="Arial" style:font-name-asian="Arial2" style:font-name-complex="Arial2"/>
    </style:style>
    <style:style style:name="P43" style:family="paragraph" style:parent-style-name="Standard" style:list-style-name="WWNum9">
      <style:paragraph-properties fo:margin-left="1.27cm" fo:margin-right="0cm" fo:margin-top="0cm" fo:margin-bottom="0cm" loext:contextual-spacing="true" fo:line-height="150%" fo:text-align="justify" style:justify-single-word="false" fo:orphans="0" fo:widows="0" fo:text-indent="-0.635cm" style:auto-text-indent="false"/>
      <style:text-properties fo:color="#000000" style:font-name="Arial" fo:font-size="12pt" fo:font-weight="normal" style:font-name-asian="Arial2" style:font-size-asian="12pt" style:font-weight-asian="normal" style:font-name-complex="Arial2" style:font-size-complex="12pt"/>
    </style:style>
    <style:style style:name="P44" style:family="paragraph" style:parent-style-name="Standard" style:list-style-name="WWNum4">
      <style:paragraph-properties fo:margin-left="1.27cm" fo:margin-right="0cm" fo:margin-top="0cm" fo:margin-bottom="0cm" loext:contextual-spacing="true" fo:line-height="150%" fo:text-align="justify" style:justify-single-word="false" fo:orphans="0" fo:widows="0" fo:text-indent="-0.635cm" style:auto-text-indent="false"/>
      <style:text-properties fo:color="#000000" style:font-name="Arial" fo:font-size="12pt" fo:font-weight="normal" style:font-name-asian="Arial2" style:font-size-asian="12pt" style:font-weight-asian="normal" style:font-name-complex="Arial2" style:font-size-complex="12pt"/>
    </style:style>
    <style:style style:name="P45" style:family="paragraph" style:parent-style-name="Standard" style:list-style-name="WWNum9">
      <style:paragraph-properties fo:margin-left="1.27cm" fo:margin-right="0cm" fo:margin-top="0cm" fo:margin-bottom="0cm" loext:contextual-spacing="true" fo:line-height="150%" fo:text-align="justify" style:justify-single-word="false" fo:orphans="0" fo:widows="0" fo:text-indent="-0.635cm" style:auto-text-indent="false"/>
      <style:text-properties fo:color="#000000" style:font-name="Arial" fo:font-size="12pt" fo:font-style="normal" fo:font-weight="normal" style:font-name-asian="Arial2" style:font-size-asian="12pt" style:font-style-asian="normal" style:font-weight-asian="normal" style:font-name-complex="Arial2" style:font-size-complex="12pt"/>
    </style:style>
    <style:style style:name="P46" style:family="paragraph" style:parent-style-name="Standard" style:list-style-name="WWNum11">
      <style:paragraph-properties fo:margin-left="1.27cm" fo:margin-right="0cm" fo:margin-top="0cm" fo:margin-bottom="0cm" loext:contextual-spacing="true" fo:line-height="150%" fo:text-align="justify" style:justify-single-word="false" fo:text-indent="-0.635cm" style:auto-text-indent="false" fo:keep-with-next="always">
        <style:tab-stops>
          <style:tab-stop style:position="0cm"/>
        </style:tab-stops>
      </style:paragraph-properties>
      <style:text-properties style:font-name="Arial" style:font-name-asian="Arial2" style:font-name-complex="Arial2"/>
    </style:style>
    <style:style style:name="P47" style:family="paragraph" style:parent-style-name="Standard" style:list-style-name="WWNum8">
      <style:paragraph-properties fo:margin-left="1.27cm" fo:margin-right="0cm" fo:margin-top="0cm" fo:margin-bottom="0.247cm" loext:contextual-spacing="true" fo:line-height="150%" fo:text-align="justify" style:justify-single-word="false" fo:orphans="0" fo:widows="0" fo:text-indent="-0.635cm" style:auto-text-indent="false"/>
      <style:text-properties fo:color="#000000" style:font-name="Arial" fo:font-size="12pt" fo:font-weight="normal" style:font-name-asian="Arial2" style:font-size-asian="12pt" style:font-weight-asian="normal" style:font-name-complex="Arial2" style:font-size-complex="12pt"/>
    </style:style>
    <style:style style:name="P48" style:family="paragraph" style:parent-style-name="Standard" style:list-style-name="WWNum5">
      <style:paragraph-properties fo:margin-left="1.27cm" fo:margin-right="0cm" fo:margin-top="0cm" fo:margin-bottom="0cm" loext:contextual-spacing="false" fo:line-height="150%" fo:text-align="justify" style:justify-single-word="false" fo:orphans="0" fo:widows="0" fo:text-indent="-0.635cm" style:auto-text-indent="false"/>
    </style:style>
    <style:style style:name="P49" style:family="paragraph" style:parent-style-name="Standard" style:list-style-name="WWNum6">
      <style:paragraph-properties fo:margin-left="1.27cm" fo:margin-right="0cm" fo:margin-top="0cm" fo:margin-bottom="0cm" loext:contextual-spacing="false" fo:line-height="150%" fo:text-align="justify" style:justify-single-word="false" fo:orphans="0" fo:widows="0" fo:text-indent="-0.635cm" style:auto-text-indent="false"/>
    </style:style>
    <style:style style:name="P50" style:family="paragraph" style:parent-style-name="Standard" style:list-style-name="WWNum2">
      <style:paragraph-properties fo:margin-left="1.27cm" fo:margin-right="0cm" fo:margin-top="0cm" fo:margin-bottom="0cm" loext:contextual-spacing="false" fo:line-height="150%" fo:text-align="justify" style:justify-single-word="false" fo:orphans="0" fo:widows="0" fo:text-indent="-0.635cm" style:auto-text-indent="false"/>
      <style:text-properties fo:color="#000000" style:font-name="Arial" fo:font-size="12pt" fo:font-weight="normal" style:font-name-asian="Arial2" style:font-size-asian="12pt" style:font-weight-asian="normal" style:font-name-complex="Arial2" style:font-size-complex="12pt"/>
    </style:style>
    <style:style style:name="P51" style:family="paragraph" style:parent-style-name="Standard" style:list-style-name="WWNum3">
      <style:paragraph-properties fo:margin-left="1.27cm" fo:margin-right="0cm" fo:margin-top="0cm" fo:margin-bottom="0cm" loext:contextual-spacing="false" fo:line-height="150%" fo:text-align="justify" style:justify-single-word="false" fo:orphans="0" fo:widows="0" fo:text-indent="-0.635cm" style:auto-text-indent="false"/>
      <style:text-properties fo:color="#000000" style:font-name="Arial" fo:font-size="12pt" fo:font-weight="normal" style:font-name-asian="Arial2" style:font-size-asian="12pt" style:font-weight-asian="normal" style:font-name-complex="Arial2" style:font-size-complex="12pt"/>
    </style:style>
    <style:style style:name="P52" style:family="paragraph" style:parent-style-name="Standard" style:list-style-name="WWNum5">
      <style:paragraph-properties fo:margin-left="1.27cm" fo:margin-right="0cm" fo:margin-top="0cm" fo:margin-bottom="0cm" loext:contextual-spacing="false" fo:line-height="150%" fo:text-align="justify" style:justify-single-word="false" fo:orphans="0" fo:widows="0" fo:text-indent="-0.635cm" style:auto-text-indent="false"/>
      <style:text-properties fo:color="#000000" style:font-name="Arial" fo:font-size="12pt" fo:font-weight="normal" style:font-name-asian="Arial2" style:font-size-asian="12pt" style:font-weight-asian="normal" style:font-name-complex="Arial2" style:font-size-complex="12pt"/>
    </style:style>
    <style:style style:name="P53" style:family="paragraph" style:parent-style-name="Standard" style:list-style-name="WWNum3">
      <style:paragraph-properties fo:margin-left="1.27cm" fo:margin-right="0cm" fo:margin-top="0cm" fo:margin-bottom="0cm" loext:contextual-spacing="false" fo:line-height="150%" fo:text-align="justify" style:justify-single-word="false" fo:orphans="0" fo:widows="0" fo:text-indent="-0.635cm" style:auto-text-indent="false"/>
      <style:text-properties fo:color="#000000" style:font-name="Arial" fo:font-size="12pt" fo:font-style="normal" fo:font-weight="normal" style:font-name-asian="Arial2" style:font-size-asian="12pt" style:font-style-asian="normal" style:font-weight-asian="normal" style:font-name-complex="Arial2" style:font-size-complex="12pt"/>
    </style:style>
    <style:style style:name="P54" style:family="paragraph" style:parent-style-name="Standard" style:list-style-name="WWNum6">
      <style:paragraph-properties fo:margin-left="1.27cm" fo:margin-right="0cm" fo:margin-top="0cm" fo:margin-bottom="0cm" loext:contextual-spacing="false" fo:line-height="150%" fo:text-align="justify" style:justify-single-word="false" fo:orphans="0" fo:widows="0" fo:text-indent="-0.635cm" style:auto-text-indent="false"/>
      <style:text-properties fo:color="#000000" style:font-name="Arial" fo:font-size="12pt" fo:font-style="normal" fo:font-weight="normal" style:font-name-asian="Arial2" style:font-size-asian="12pt" style:font-style-asian="normal" style:font-weight-asian="normal" style:font-name-complex="Arial2" style:font-size-complex="12pt"/>
    </style:style>
    <style:style style:name="P55" style:family="paragraph" style:parent-style-name="Standard" style:list-style-name="WWNum3">
      <style:paragraph-properties fo:margin-left="1.27cm" fo:margin-right="0cm" fo:margin-top="0cm" fo:margin-bottom="0cm" loext:contextual-spacing="false" fo:line-height="150%" fo:text-align="justify" style:justify-single-word="false" fo:orphans="0" fo:widows="0" fo:text-indent="-0.635cm" style:auto-text-indent="false"/>
      <style:text-properties style:font-name="Arial" style:font-name-asian="Arial2" style:font-name-complex="Arial2"/>
    </style:style>
    <style:style style:name="P56" style:family="paragraph" style:parent-style-name="Standard" style:list-style-name="WWNum5">
      <style:paragraph-properties fo:margin-left="1.27cm" fo:margin-right="0cm" fo:margin-top="0cm" fo:margin-bottom="0.247cm" loext:contextual-spacing="false" fo:line-height="150%" fo:text-align="justify" style:justify-single-word="false" fo:orphans="0" fo:widows="0" fo:text-indent="-0.635cm" style:auto-text-indent="false"/>
      <style:text-properties fo:color="#000000" style:font-name="Arial" fo:font-size="12pt" fo:font-style="normal" fo:font-weight="normal" style:font-name-asian="Arial2" style:font-size-asian="12pt" style:font-style-asian="normal" style:font-weight-asian="normal" style:font-name-complex="Arial2" style:font-size-complex="12pt"/>
    </style:style>
    <style:style style:name="P57" style:family="paragraph" style:parent-style-name="Standard" style:list-style-name="WWNum2">
      <style:paragraph-properties fo:margin-left="1.905cm" fo:margin-right="0cm" fo:margin-top="0cm" fo:margin-bottom="0cm" loext:contextual-spacing="false" fo:line-height="150%" fo:text-align="justify" style:justify-single-word="false" fo:orphans="0" fo:widows="0" fo:text-indent="-0.635cm" style:auto-text-indent="false"/>
      <style:text-properties fo:color="#000000" style:font-name="Arial" fo:font-size="12pt" fo:font-weight="normal" style:font-name-asian="Arial2" style:font-size-asian="12pt" style:font-weight-asian="normal" style:font-name-complex="Arial2" style:font-size-complex="12pt"/>
    </style:style>
    <style:style style:name="P58" style:family="paragraph" style:parent-style-name="Standard" style:list-style-name="WWNum2">
      <style:paragraph-properties fo:margin-left="1.905cm" fo:margin-right="0cm" fo:margin-top="0cm" fo:margin-bottom="0cm" loext:contextual-spacing="false" fo:line-height="150%" fo:text-align="justify" style:justify-single-word="false" fo:orphans="0" fo:widows="0" fo:text-indent="-0.635cm" style:auto-text-indent="false"/>
      <style:text-properties fo:color="#000000" style:font-name="Arial" fo:font-size="12pt" fo:font-style="normal" fo:font-weight="normal" style:font-name-asian="Arial2" style:font-size-asian="12pt" style:font-style-asian="normal" style:font-weight-asian="normal" style:font-name-complex="Arial2" style:font-size-complex="12pt"/>
    </style:style>
    <style:style style:name="T1" style:family="text">
      <style:text-properties fo:color="#000000" style:font-name="Arial" fo:font-size="14pt" style:text-underline-style="none" fo:font-weight="bold" style:font-name-asian="Arial2" style:font-size-asian="14pt" style:font-weight-asian="bold" style:font-name-complex="Arial2" style:font-size-complex="14pt"/>
    </style:style>
    <style:style style:name="T2" style:family="text">
      <style:text-properties fo:color="#000000" style:font-name="Arial" fo:font-size="14pt" style:text-underline-style="none" fo:font-weight="normal" style:font-name-asian="Arial2" style:font-size-asian="14pt" style:font-weight-asian="normal" style:font-name-complex="Arial2" style:font-size-complex="14pt"/>
    </style:style>
    <style:style style:name="T3" style:family="text">
      <style:text-properties fo:color="#0000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4" style:family="text">
      <style:text-properties fo:color="#000000" style:font-name="Arial" fo:font-size="14pt" fo:font-style="normal" style:text-underline-style="solid" style:text-underline-width="auto" style:text-underline-color="font-color" fo:font-weight="bold" style:font-name-asian="Arial2" style:font-size-asian="14pt" style:font-style-asian="normal" style:font-weight-asian="bold" style:font-name-complex="Arial2" style:font-size-complex="14pt"/>
    </style:style>
    <style:style style:name="T5" style:family="text">
      <style:text-properties fo:color="#000000" style:font-name="Arial" fo:font-size="12pt" fo:font-weight="normal" style:font-name-asian="Arial2" style:font-size-asian="12pt" style:font-weight-asian="normal" style:font-name-complex="Arial2" style:font-size-complex="12pt"/>
    </style:style>
    <style:style style:name="T6" style:family="text">
      <style:text-properties fo:color="#000000" style:font-name="Arial" fo:font-size="12pt" fo:font-weight="bold" style:font-name-asian="Arial2" style:font-size-asian="12pt" style:font-weight-asian="bold" style:font-name-complex="Arial2" style:font-size-complex="12pt"/>
    </style:style>
    <style:style style:name="T7" style:family="text">
      <style:text-properties fo:color="#000000" style:font-name="Arial" fo:font-size="12pt" style:text-underline-style="solid" style:text-underline-width="auto" style:text-underline-color="font-color" fo:font-weight="normal" style:font-name-asian="Arial2" style:font-size-asian="12pt" style:font-weight-asian="normal" style:font-name-complex="Arial2" style:font-size-complex="12pt"/>
    </style:style>
    <style:style style:name="T8" style:family="text">
      <style:text-properties fo:color="#000000" style:font-name="Arial" fo:font-size="12pt" fo:font-style="italic" fo:font-weight="normal" style:font-name-asian="Arial2" style:font-size-asian="12pt" style:font-style-asian="italic" style:font-weight-asian="normal" style:font-name-complex="Arial2" style:font-size-complex="12pt"/>
    </style:style>
    <style:style style:name="T9" style:family="text">
      <style:text-properties fo:color="#000000" style:font-name="Arial" fo:font-size="12pt" style:text-underline-style="none" fo:font-weight="normal" style:font-name-asian="Arial2" style:font-size-asian="12pt" style:font-weight-asian="normal" style:font-name-complex="Arial2" style:font-size-complex="12pt"/>
    </style:style>
    <style:style style:name="T10" style:family="text">
      <style:text-properties fo:color="#000000" style:font-name="Arial" fo:font-size="12pt" fo:font-style="normal" fo:font-weight="normal" style:font-name-asian="Arial2" style:font-size-asian="12pt" style:font-style-asian="normal" style:font-weight-asian="normal" style:font-name-complex="Arial2" style:font-size-complex="12pt"/>
    </style:style>
    <style:style style:name="T11" style:family="text">
      <style:text-properties style:font-name="Arial" fo:font-size="14pt" fo:font-weight="bold" style:font-name-asian="Arial2" style:font-size-asian="14pt" style:font-weight-asian="bold" style:font-name-complex="Arial2" style:font-size-complex="14pt"/>
    </style:style>
    <style:style style:name="T12" style:family="text">
      <style:text-properties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T13" style:family="text">
      <style:text-properties style:font-name="Arial" style:font-name-asian="Arial2" style:font-name-complex="Arial2"/>
    </style:style>
    <style:style style:name="T14" style:family="text">
      <style:text-properties style:font-name="Arial" style:text-underline-style="solid" style:text-underline-width="auto" style:text-underline-color="font-color" style:font-name-asian="Arial2" style:font-name-complex="Arial2"/>
    </style:style>
    <style:style style:name="T15" style:family="text">
      <style:text-properties style:font-name="Arial" style:text-underline-style="solid" style:text-underline-width="auto" style:text-underline-color="font-color" fo:background-color="#f5f3ee" loext:char-shading-value="0" style:font-name-asian="Arial2" style:font-name-complex="Arial2"/>
    </style:style>
    <style:style style:name="T16" style:family="text">
      <style:text-properties style:font-name="Arial" fo:font-style="italic" style:font-name-asian="Arial2" style:font-style-asian="italic" style:font-name-complex="Arial2"/>
    </style:style>
    <style:style style:name="T17" style:family="text">
      <style:text-properties style:font-name="Arial" fo:background-color="#f5f3ee" loext:char-shading-value="0" style:font-name-asian="Arial2" style:font-name-complex="Arial2"/>
    </style:style>
    <style:style style:name="T18" style:family="text">
      <style:text-properties style:font-name="Arial" fo:font-size="10.5pt" style:font-name-asian="Arial2" style:font-size-asian="10.5pt" style:font-name-complex="Arial2" style:font-size-complex="10.5pt"/>
    </style:style>
    <style:style style:name="T19" style:family="text">
      <style:text-properties fo:color="#262626" style:font-name="Arial" fo:font-style="italic" style:font-name-asian="Arial2" style:font-style-asian="italic" style:font-name-complex="Arial2"/>
    </style:style>
    <style:style style:name="T20" style:family="text">
      <style:text-properties fo:color="#262626" style:font-name="Arial" style:font-name-asian="Arial2" style:font-name-complex="Arial2"/>
    </style:style>
    <style:style style:name="T21" style:family="text">
      <style:text-properties fo:color="#262626" style:font-name="Arial" style:text-underline-style="solid" style:text-underline-width="auto" style:text-underline-color="font-color" style:font-name-asian="Arial2" style:font-name-complex="Arial2"/>
    </style:style>
    <style:style style:name="T22" style:family="text">
      <style:text-properties fo:color="#1a1a1a" style:font-name="Arial" fo:font-style="italic" style:font-name-asian="Arial2" style:font-style-asian="italic" style:font-name-complex="Arial2"/>
    </style:style>
    <style:style style:name="T23" style:family="text">
      <style:text-properties fo:color="#1155cc" style:font-name="Arial" fo:font-size="10.5pt" style:text-underline-style="solid" style:text-underline-width="auto" style:text-underline-color="font-color" style:font-name-asian="Arial2" style:font-size-asian="10.5pt" style:font-name-complex="Arial2"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BECONCINI Delphine </text:p>
      <text:p text:style-name="P26">CASTELLETA Doriane</text:p>
      <text:p text:style-name="P26">RIETH Marina</text:p>
      <text:p text:style-name="P7"/>
      <text:p text:style-name="P7"/>
      <text:p text:style-name="P7"/>
      <text:p text:style-name="P7"/>
      <text:p text:style-name="P7"/>
      <text:p text:style-name="P7"/>
      <text:p text:style-name="P7"/>
      <text:p text:style-name="P28">PROJET NUMERIQUE</text:p>
      <text:p text:style-name="P8"/>
      <text:p text:style-name="P28">CAHIER DES CHARGES</text:p>
      <text:p text:style-name="P8"/>
      <text:p text:style-name="Standard"/>
      <text:p text:style-name="P12"/>
      <text:p text:style-name="P29">Sommaire</text:p>
      <text:p text:style-name="P8"/>
      <text:p text:style-name="P10"><text:span text:style-name="T1">1. Le projet</text:span><text:span text:style-name="T2"><text:tab/><text:tab/></text:span></text:p>
      <text:p text:style-name="P31">2. Le contexte du projet<text:tab/><text:tab/></text:p>
      <text:p text:style-name="P32">3. Émergence du projet</text:p>
      <text:p text:style-name="P32">4. Public visé</text:p>
      <text:p text:style-name="P33">5. Diagnostic</text:p>
      <text:p text:style-name="P32">6. Objectifs pédagogiques</text:p>
      <text:p text:style-name="P32">7. Moyens mis en œuvre</text:p>
      <text:p text:style-name="P32">8. Les acteurs</text:p>
      <text:p text:style-name="P32">9. Les partenaires</text:p>
      <text:p text:style-name="P11"><text:span text:style-name="T3">10. </text:span><text:span text:style-name="T11">O</text:span><text:span text:style-name="T3">rganisation</text:span></text:p>
      <text:p text:style-name="P32">11. Anticipation des problèmes</text:p>
      <text:p text:style-name="P32">12. Indicateurs de bilan</text:p>
      <text:p text:style-name="P32">13. Évaluation du projet</text:p>
      <text:p text:style-name="P16">14. Bibliographie</text:p>
      <text:p text:style-name="P13"/>
      <text:p text:style-name="P30">1. Le projet</text:p>
      <text:p text:style-name="P17">Le projet que nous souhaitons mener à son terme est la création d’un site internet permettant la production de contes merveilleux pour les élèves de GS, CP et CE1.</text:p>
      <text:p text:style-name="P17">Il s’agit de proposer aux élèves une aide à l’écriture, à la production, à la structuration et à la relecture de contes merveilleux. Pour cela, nous souhaitons leur proposer et aux enseignants des outils et des méthodes d’écriture en autonomie ou <text:s/>collaborative ainsi qu’un espace de ressources pour l’enseignant. Le site sera par ailleurs ouvert aux personnes extérieures qui souhaiteraient voir les contes produits et la démarche pédagogique proposée.</text:p>
      <text:p text:style-name="P3"/>
      <text:p text:style-name="P19">2. Le contexte du projet</text:p>
      <text:p text:style-name="P3"/>
      <text:p text:style-name="P3"><text:span text:style-name="T5">Les nouveaux programmes de l'école primaire de 201</text:span><text:span text:style-name="T13">5</text:span><text:span text:style-name="T5"> définissent clairement la place qu</text:span><text:span text:style-name="T13">e</text:span><text:span text:style-name="T5"> doit prendre l</text:span><text:span text:style-name="T13">e</text:span><text:span text:style-name="T5"> numérique au sein des enseignements.</text:span></text:p>
      <text:p text:style-name="P3"/>
      <text:list xml:id="list2095480430393265703" text:style-name="WWNum10">
        <text:list-item>
          <text:p text:style-name="P37"><text:span text:style-name="T5">A </text:span><text:span text:style-name="T6">l'école maternelle</text:span><text:span text:style-name="T5">, <text:s/>dans le domaine </text:span><text:span text:style-name="T7">Mobiliser le langage dans toutes ses dimensions</text:span><text:span text:style-name="T5">, il est écrit qu'il faut « Commencer à écrire tout seul. Il </text:span><text:span text:style-name="T8">(le numérique)</text:span><text:span text:style-name="T5"> donne aussi aux enfants les moyens de s’entraîner […] </text:span><text:span text:style-name="T8">(sur un) </text:span><text:span text:style-name="T5">ordinateur et imprimante. […] Les enfants s’exercent à des transcriptions de mots, phrases, courts textes connus, à leur saisie sur ordinateur. Travaillant alors en binôme, ils apprennent nombre de relations entre l’oral et l’écrit : un enfant nomme les lettres et montre, le second cherche sur le clavier, ils vériﬁent ensemble sur l’écran, puis sur la version imprimée. »</text:span></text:p>
        </text:list-item>
      </text:list>
      <text:p text:style-name="P14"/>
      <text:list xml:id="list153657730911210" text:continue-numbering="true" text:style-name="WWNum10">
        <text:list-item>
          <text:p text:style-name="P38"><text:span text:style-name="T5">A </text:span><text:span text:style-name="T6">l'école élémentaire</text:span><text:span text:style-name="T5">, le numérique et la production de texte sont liés dans le <text:s/>domaine </text:span><text:span text:style-name="T7">Les méthodes et outils pour apprendre.</text:span><text:span text:style-name="T9"> </text:span></text:p>
        </text:list-item>
        <text:list-item>
          <text:p text:style-name="P39"><text:span text:style-name="T9">Il est écrit qu'</text:span><text:span text:style-name="T5">« En classe, l'élève est amené à [...]rédiger un texte. […]. Il doit savoir [...] <text:s/>rédiger un devoir […] <text:s/>travailler à un projet, s'entraîner en choisissant les démarches adaptées aux objectifs d'apprentissage préalablement explicité. Ces compétences requièrent l'usage de tous les outils théoriques et pratiques à sa disposition […] </text:span><text:span text:style-name="T8">(ainsi que) </text:span><text:span text:style-name="T5">la capacité à utiliser de manière pertinente les technologies numériques pour faire des recherches, accéder à l'information, la hiérarchiser et produire soi-même des contenus.</text:span></text:p>
        </text:list-item>
        <text:list-item>
          <text:p text:style-name="P40"><text:soft-page-break/>Par ailleurs, il apparaît dans plusieurs compétences:</text:p>
        </text:list-item>
      </text:list>
      <text:list xml:id="list2736903112000060310" text:style-name="WWNum1">
        <text:list-item>
          <text:p text:style-name="P41"><text:span text:style-name="T7">Organisation du travail personnel </text:span><text:span text:style-name="T5">: L'élève sait se constituer des outils personnels grâce à des écrits de travail, y compris numériques : notamment [...] brouillon […] <text:s/>dont il peut se servir pour s'entraîner, réviser, mémoriser. </text:span></text:p>
        </text:list-item>
      </text:list>
      <text:list xml:id="list153656001699981" text:continue-list="list153657730911210" text:style-name="WWNum10">
        <text:list-item>
          <text:list>
            <text:list-item>
              <text:list>
                <text:list-item>
                  <text:p text:style-name="P39"><text:span text:style-name="T13">- </text:span><text:span text:style-name="T7">Coopération et réalisation de projets</text:span><text:span text:style-name="T5"> :L'élève sait que la classe, l'école, l'établissement sont des lieux de collaboration, d'entraide et de <text:s/>mutualisation des savoirs. Il aide celui qui ne sait pas comme il apprend des autres. L'utilisation des outils numériques contribue à ces modalités d'organisation, d'échange et de collaboration.</text:span></text:p>
                </text:list-item>
                <text:list-item>
                  <text:p text:style-name="P39"><text:span text:style-name="T13">- </text:span><text:span text:style-name="T7">Outils numériques pour échanger et communiquer</text:span><text:span text:style-name="T5"> : L'élève sait mobiliser différents outils numériques pour créer des documents intégrant divers médias et les publier ou les transmettre, afin qu'ils soient consultables et utilisables par d'autres. Il sait réutiliser des productions collaboratives pour enrichir ses propres réalisations, dans le respect des règles du droit d'auteur.L'élève utilise les espaces collaboratifs et apprend à communiquer notamment par le biais des réseaux sociaux dans le respect de soi et des autres. Il comprend la différence entre sphères publique et privée. Il sait ce qu'est une identité numérique et est attentif aux traces qu'il laisse.</text:span></text:p>
                </text:list-item>
              </text:list>
            </text:list-item>
          </text:list>
        </text:list-item>
      </text:list>
      <text:p text:style-name="P9"/>
      <text:p text:style-name="P34">3. Émergence du projet</text:p>
      <text:p text:style-name="P17"><text:tab/>Ce projet est né du fait de notre inscription au Master 2 IDP. Le choix de notre option sur le numérique nous a amenées au travers de tous les cours auxquels nous participons à nous questionner sur la place que prend, pourrait prendre et doit prendre le numérique au sein de nos classes. </text:p>
      <text:p text:style-name="P3"><text:span text:style-name="T13">Selon le rapport sur </text:span><text:span text:style-name="T14">Le numérique à l’école: éléments de comparaison internationale, </text:span><text:span text:style-name="T13">établi en 2012 dans le cadre le la concertation sur le refondation de l’école de la République:</text:span></text:p>
      <text:list xml:id="list5944439256028109518" text:style-name="WWNum7">
        <text:list-item>
          <text:p text:style-name="P42">97% des enseignants français sont conscients de la valeur ajoutée des outils numériques dans <text:s/>l’enseignement</text:p>
        </text:list-item>
        <text:list-item>
          <text:p text:style-name="P42">99% <text:s/>estiment <text:s/>que <text:s/>les <text:s/>outils <text:s/>numériques permettent d’améliorer la qualité pédagogique des cours, de motiver les élèves et de <text:s/>retenir <text:s/>leur <text:s/>attention <text:s/>(92%), <text:s/>de <text:s/>pratiquer <text:s/>un <text:s/>meilleur <text:s/>suivi <text:s/>(89%)(7)… <text:s/>Selon <text:s/>eux, <text:s/>les <text:s/>outils <text:s/>numériques donnent une image positive, moderne et crédible de l’École (8)</text:p>
        </text:list-item>
        <text:list-item>
          <text:p text:style-name="P42">en <text:s/>2011, <text:s/>selon <text:s/>l’étude <text:s/>PROFETIC <text:s/>(10), <text:s/>97% <text:s/>des <text:s/>enseignants <text:s/>jugent <text:s/>utile <text:s/>voire <text:s/>très <text:s/>utile <text:s/>la <text:s/>présence du numérique dans leur classe. Et cette perception <text:soft-page-break/>très positive des outils numériques <text:s/>n’est pas une spécialité française : elle se retrouve dans tous les pays européens (11).</text:p>
        </text:list-item>
      </text:list>
      <text:p text:style-name="P3"/>
      <text:p text:style-name="P24">Cependant, F. Amadieu et A. Tricot (1) opposent à cette étude leur analyse de plusieurs études qui souligne que <text:s/>technologie, motivation et performance n’ont pas de liens évidents.</text:p>
      <text:list xml:id="list3334267251356520696" text:style-name="WWNum11">
        <text:list-item>
          <text:p text:style-name="P46">Des supports numériques comme des tablettes peuvent être perçus par l’apprenant comme plus utiles et plus efficaces sans pour autant apporter de plus value réelle à l’apprentissage, c’est le paradoxe préférence/performance.</text:p>
        </text:list-item>
        <text:list-item>
          <text:p text:style-name="P46">Les recherches montrent également que la technologie n’est pas suffisante en soi pour impacter motivation.</text:p>
        </text:list-item>
        <text:list-item>
          <text:p text:style-name="P46">Le risque est que apprenant joue plus avec outil qu’il ne s’engage dans la tâche d’apprentissage. </text:p>
        </text:list-item>
      </text:list>
      <text:p text:style-name="P4"/>
      <text:p text:style-name="P17">Notre objectif est de proposer un outil clé en main afin de faciliter le travail de conception des enseignants. La production d'écrits est un domaine qui nécessite beaucoup d'investissement. <text:s/></text:p>
      <text:p text:style-name="P18">Cet outil permettrait de plus de valoriser les productions de élèves en les rendant disponibles pour les autres élèves de la classe, de l'école, d'autres classes, des parents et mêmes de personnes extérieures à l'école.</text:p>
      <text:p text:style-name="P3"/>
      <text:p text:style-name="P20">4. Public visé</text:p>
      <text:p text:style-name="P3"/>
      <text:p text:style-name="P3"><text:span text:style-name="T10">Ce site sera donc à destination à la fois des enseignants, tant au niveau de la didactique, de la pédagogie ou de la validation des publications, des </text:span><text:span text:style-name="T13">é</text:span><text:span text:style-name="T10">lèves pour la production et la consultation d'autres contes mais aussi des parents ou des personnes extérieures pour la consultation des contes et la présentation de la pédagogie proposée.</text:span></text:p>
      <text:p text:style-name="P3"/>
      <text:p text:style-name="P3"><text:span text:style-name="T4">5. Diagnosti</text:span><text:span text:style-name="T12">que</text:span></text:p>
      <text:p text:style-name="P3"/>
      <text:p text:style-name="P3"><text:span text:style-name="T5">- </text:span><text:span text:style-name="T13">C</text:span><text:span text:style-name="T5">onnaissance des contes mais difficultés mise en oeuvre</text:span></text:p>
      <text:p text:style-name="P3"><text:span text:style-name="T5">- </text:span><text:span text:style-name="T13">I</text:span><text:span text:style-name="T5">mportan</text:span><text:span text:style-name="T13">ce de la structure du conte mais </text:span><text:span text:style-name="T5">difficultés rencontrées par les enseignants et dans la pratique: </text:span><text:span text:style-name="T16">“</text:span><text:span text:style-name="T19">Les enseignants s’attachent ensuite à la structure du texte parce qu’ils considèrent avant tout qu’un texte structuré sur le plan logique et chronologique facilite la </text:span><text:soft-page-break/><text:span text:style-name="T19">compréhension du lecteur. Si l’on considère les questions ouvertes, les enseignants mettent en avant dans les deux questions la progression logico-temporelle du récit et donc, par voie de conséquence, sa structure, son organisation.</text:span><text:span text:style-name="T20">” (</text:span><text:a xlink:type="simple" xlink:href="https://pratiques.revues.org/2200" text:style-name="Internet_20_link" text:visited-style-name="Visited_20_Internet_20_Link"><text:span text:style-name="T14">https://pratiques.revues.org/2200</text:span></text:a><text:span text:style-name="T20">)</text:span></text:p>
      <text:p text:style-name="P3"><text:span text:style-name="T20">Cependant, rares sont ceux qui font appel à du matériel didactique sur le conte “</text:span><text:span text:style-name="T19">dans un premier temps, à l'encontre d'une utilisation apparente et certifiée, les enseignants ne semblent pas avoir recours à des matériaux didactiques spécifiques (manuels, cassettes, fichiers...). Pour la plupart, ils font appel à leur seule inspiration ou bien se réfèrent à leurs acquis personnels, alors qu'il faut rappeler qu'une maison d'édition spécialiste en matériaux didactiques sur le conte siège à Toulouse (il s'agit de la SEDRAP ou Société d'Édition et de Diffusion pour la Recherche et l'Action Pédagogique)</text:span><text:span text:style-name="T20">” (</text:span><text:span text:style-name="T21">http://www.lecture.org/revues_livres/actes_lectures/AL/AL63/AL63P24.html)</text:span></text:p>
      <text:p text:style-name="P3"/>
      <text:p text:style-name="P3"><text:span text:style-name="T5">- </text:span><text:span text:style-name="T13">Di</text:span><text:span text:style-name="T5">fficultés des enfants à trouver des idées, produire un texte cohérent qui respecte les règles du genre, pauvreté lexicale, bloqu</text:span><text:span text:style-name="T13">és</text:span><text:span text:style-name="T5"> par le passage à l’écrit correspondance graphème phonème non fixée, travail en groupe (produire à plusieurs)</text:span><text:span text:style-name="T13">. Dans l’enquête </text:span><text:a xlink:type="simple" xlink:href="https://pratiques.revues.org/2200" text:style-name="Internet_20_link" text:visited-style-name="Visited_20_Internet_20_Link"><text:span text:style-name="T14">https://pratiques.revues.org/2200,</text:span></text:a><text:a xlink:type="simple" xlink:href="https://pratiques.revues.org/2200" text:style-name="Internet_20_link" text:visited-style-name="Visited_20_Internet_20_Link"><text:span text:style-name="T13"> il est mentionné : “</text:span></text:a><text:a xlink:type="simple" xlink:href="https://pratiques.revues.org/2200" text:style-name="Internet_20_link" text:visited-style-name="Visited_20_Internet_20_Link"><text:span text:style-name="T19">pour réussir une production, 34 élèves disent s’inspirer de personnages ou de situations lues dans d’autres récits, vues dans des films ou des dessins animés et 25 de la réalité pour « mélanger ou assembler ensuite les éléments », « puis refaire à ma façon » (8), 5 autres enfants déclarent recourir à leur mémoire” </text:span></text:a><text:a xlink:type="simple" xlink:href="https://pratiques.revues.org/2200" text:style-name="Internet_20_link" text:visited-style-name="Visited_20_Internet_20_Link"><text:span text:style-name="T20">(panel de 300 élèves)</text:span></text:a><text:span text:style-name="T16">.</text:span></text:p>
      <text:p text:style-name="P3"/>
      <text:p text:style-name="P2"><text:span text:style-name="T13">- Les enseignants ont besoin d’espaces de partage et d’échanges pour développer de nouvelles pratiques. Comme le pointe la conclusion de l’article “</text:span><text:span text:style-name="T15">Les pratiques d’échanges informels des enseignants avec leurs collègues de travail au sein de l’école primaire” </text:span><text:span text:style-name="T17">publié dans </text:span><text:span text:style-name="T13">la revue Travail et Formation en Education (https://tfe.revues.org/1523)</text:span></text:p>
      <text:p text:style-name="P3"/>
      <text:p text:style-name="P2"><text:span text:style-name="T16">- </text:span><text:span text:style-name="T13">Les enseignants sont demandeurs de ressources didactiques (applications) utilisables immédiatement. C’est ce qu’il en ressort de l’article sur la formation continue de D Houpert paru dans </text:span><text:span text:style-name="T14">“Les Cahiers Pédagogiques” (</text:span><text:a xlink:type="simple" xlink:href="http://www.cahiers-pedagogiques.com/En-quoi-la-formation-continue-des-enseignants-contribue-t-elle-au-developpement-des-competences-professionnelles" text:style-name="Internet_20_link" text:visited-style-name="Visited_20_Internet_20_Link"><text:span text:style-name="T14">http://www.cahiers-pedagogiques.com/En-quoi-la-formation-continue-des-enseignants-contribue-t-elle-au-developpement-des-competences-professionnelles</text:span></text:a><text:span text:style-name="T14">) </text:span><text:span text:style-name="T13">: </text:span><text:span text:style-name="T16">“</text:span><text:span text:style-name="T22">L’enseignant “artisan” fonctionne donc selon des scenarii, ou, dira-t-on, à l’aide de fiches techniques, où un certain nombre d’actes sont répertoriés dans un ordre précis et immuable.” </text:span></text:p>
      <text:p text:style-name="P2"><text:soft-page-break/></text:p>
      <text:p text:style-name="P21">-Le numérique est de plus en plus intégré aux pratiques enseignantes, cependant “On observe que depuis cinq ans, les usages des outils numériques ont nettement progressé et qu’ils sont aujourd’hui utilisés dans tous les pays. [...]. <text:s text:c="2"/>Mais les usages varient beaucoup selon les pays et la matière considérée : hormis des pays <text:s/>comme la Suède, le Danemark, la Norvège ou les Pays‐Bas, les TICE ont du mal à s’intégrer dans <text:s/>les matières littéraires </text:p>
      <text:p text:style-name="P21">( Commission européenne (Eurydice) <text:s/>­ <text:s/>Rapport Fourgous 2012 – DEPP..) </text:p>
      <text:p text:style-name="P3"/>
      <text:p text:style-name="P20">6. Objectifs pédagogiques</text:p>
      <text:p text:style-name="P3"/>
      <text:p text:style-name="P35">Pour les élèves, il s'agit de :</text:p>
      <text:list xml:id="list927674911869772220" text:style-name="WWNum8">
        <text:list-item>
          <text:p text:style-name="P47">produire un conte </text:p>
        </text:list-item>
        <text:list-item>
          <text:p text:style-name="P47">utiliser les aides proposées </text:p>
        </text:list-item>
        <text:list-item>
          <text:p text:style-name="P47">connaître la structure d’un conte</text:p>
        </text:list-item>
        <text:list-item>
          <text:p text:style-name="P47">améliorer sa production</text:p>
        </text:list-item>
        <text:list-item>
          <text:p text:style-name="P47">écrire pour être lue</text:p>
        </text:list-item>
        <text:list-item>
          <text:p text:style-name="P47">valoriser les productions</text:p>
        </text:list-item>
        <text:list-item>
          <text:p text:style-name="P47">travailler avec l’outil numérique</text:p>
        </text:list-item>
        <text:list-item>
          <text:p text:style-name="P47">travailler en collaboration </text:p>
        </text:list-item>
        <text:list-item>
          <text:p text:style-name="P47">lire des contes traditionnels, productions d’élèves</text:p>
        </text:list-item>
      </text:list>
      <text:p text:style-name="P35">Pour les enseignants, il s'agit de :</text:p>
      <text:list xml:id="list3747151716124664471" text:style-name="WWNum9">
        <text:list-item>
          <text:p text:style-name="P43">faire produire des textes</text:p>
        </text:list-item>
        <text:list-item>
          <text:p text:style-name="P43">trouver des ressources, aides à la production</text:p>
        </text:list-item>
        <text:list-item>
          <text:p text:style-name="P43">valoriser des textes de la classe</text:p>
        </text:list-item>
        <text:list-item>
          <text:p text:style-name="P43">trouver une classe partenaire</text:p>
        </text:list-item>
        <text:list-item>
          <text:p text:style-name="P45">favoriser le travail collaboratif ou l’autonomie</text:p>
        </text:list-item>
      </text:list>
      <text:p text:style-name="P3"/>
      <text:p text:style-name="P20">7. Moyens mis en œuvre</text:p>
      <text:p text:style-name="P3"/>
      <text:list xml:id="list9013845472079212602" text:style-name="WWNum4">
        <text:list-item>
          <text:p text:style-name="P44">Plateforme ouverte (valorisation des productions) et fermée (production des contes)</text:p>
        </text:list-item>
        <text:list-item>
          <text:p text:style-name="P44">Contenu:</text:p>
        </text:list-item>
      </text:list>
      <text:list xml:id="list8772069230735551940" text:style-name="WWNum2">
        <text:list-item>
          <text:list>
            <text:list-item>
              <text:p text:style-name="P57">catalogue de ressources et de données (images + sons)+ possibilité d’insérer de nouvelles images et/ou des dessins réalisés par les élèves/enseignants</text:p>
            </text:list-item>
            <text:list-item>
              <text:p text:style-name="P57">intégration logiciel de reconnaissance vocale</text:p>
            </text:list-item>
          </text:list>
        </text:list-item>
      </text:list>
      <text:p text:style-name="P27">travail connecté </text:p>
      <text:list xml:id="list153657308450923" text:continue-numbering="true" text:style-name="WWNum2">
        <text:list-item>
          <text:p text:style-name="P50">aspects techniques:</text:p>
          <text:list>
            <text:list-item>
              <text:p text:style-name="P57"><text:soft-page-break/>paramétrages des niveaux de connexion (entrée enseignants, élèves, parents)</text:p>
            </text:list-item>
            <text:list-item>
              <text:p text:style-name="P57">liens vers des logiciels ou des outils pour créer (audacity,ref Sébastien...)+ animer le conte, créer un livre (recueil de différents contes produits)</text:p>
            </text:list-item>
            <text:list-item>
              <text:p text:style-name="P57">éditer en format numérique ou format papier (lien vers une imprimante, ou une société d’imprimerie)</text:p>
            </text:list-item>
            <text:list-item>
              <text:p text:style-name="P58">disponibilité de l’appli sur ordi PC, Mac tablettes I pad Android</text:p>
            </text:list-item>
          </text:list>
        </text:list-item>
      </text:list>
      <text:p text:style-name="P3"/>
      <text:p text:style-name="P20">8. Les acteurs</text:p>
      <text:p text:style-name="P3"/>
      <text:p text:style-name="P27">IL faut différencier les acteurs de projet selon la période observée.</text:p>
      <text:p text:style-name="P27">Lors de l'année de conception, il s'agit des trois stagiaires IDP.</text:p>
      <text:p text:style-name="P6"><text:span text:style-name="T5">Mais à terme, les acteurs du projet finalisé seront les enseignants de GS/CP/CE1, ainsi que les</text:span><text:span text:style-name="T10"> élèves utilisant le site cr</text:span><text:span text:style-name="T13">éé</text:span><text:span text:style-name="T10">. </text:span></text:p>
      <text:p text:style-name="P3"/>
      <text:p text:style-name="P3"><text:span text:style-name="T4">9. Les partenaires</text:span><text:span text:style-name="T10"> (valorisation après)</text:span></text:p>
      <text:p text:style-name="P3"/>
      <text:list xml:id="list4438210666129214142" text:style-name="WWNum3">
        <text:list-item>
          <text:p text:style-name="P51">M1 info et communication</text:p>
        </text:list-item>
        <text:list-item>
          <text:p text:style-name="P53">institution, circonscription</text:p>
        </text:list-item>
        <text:list-item>
          <text:p text:style-name="P55">Stagiaires AFPA</text:p>
        </text:list-item>
      </text:list>
      <text:p text:style-name="P3"/>
      <text:p text:style-name="P20">10. Organisation</text:p>
      <text:p text:style-name="P3"/>
      <text:p text:style-name="P17">octobre/novembre/décembre:</text:p>
      <text:list xml:id="list3198739980392346541" text:style-name="WWNum5">
        <text:list-item>
          <text:p text:style-name="P52">réflexions autour du projet en lien avec les difficultés observées en classe</text:p>
        </text:list-item>
        <text:list-item>
          <text:p text:style-name="P52">veille des sites/ outils existants </text:p>
        </text:list-item>
        <text:list-item>
          <text:p text:style-name="P52">mise en place du projet avec les formateurs</text:p>
        </text:list-item>
        <text:list-item>
          <text:p text:style-name="P48"><text:span text:style-name="T5">mis en place du partenariat avec les M</text:span><text:span text:style-name="T13">1/ stagiaires AFPA</text:span></text:p>
        </text:list-item>
        <text:list-item>
          <text:p text:style-name="P52">détail du projet et création du cahier des charges</text:p>
        </text:list-item>
        <text:list-item>
          <text:p text:style-name="P56">recherche de contacts: enseignants volontaires pour tester le site</text:p>
        </text:list-item>
      </text:list>
      <text:p text:style-name="P9"/>
      <text:p text:style-name="P34">11. Anticipation des problèmes</text:p>
      <text:list xml:id="list1693663983908632262" text:style-name="WWNum6">
        <text:list-item>
          <text:p text:style-name="P54">Matériel à disposition en classe: ordinateur, tablette</text:p>
        </text:list-item>
        <text:list-item>
          <text:p text:style-name="P49"><text:soft-page-break/><text:span text:style-name="T13">P</text:span><text:span text:style-name="T10">roblèmes de développement technique : trouver des personnes capables de créer le site voulu.</text:span></text:p>
        </text:list-item>
      </text:list>
      <text:p text:style-name="P3"/>
      <text:p text:style-name="P3"><text:span text:style-name="T4">12. Indicateurs de bilan </text:span><text:span text:style-name="T10">(critères de réussite)</text:span></text:p>
      <text:p text:style-name="P3"/>
      <text:p text:style-name="P35">Il est facile d’utilisation, ergonomique et attractif. Élèves motivés.</text:p>
      <text:p text:style-name="P36">Validation par l’édition de la création</text:p>
      <text:p text:style-name="P36">Fréquentation du site</text:p>
      <text:p text:style-name="P36">Nombreuses productions d’élèves archivées sur le site</text:p>
      <text:p text:style-name="P9"><text:span text:style-name="T13">E</text:span><text:span text:style-name="T10">space commentaire= commentaires positifs d’enseignants</text:span></text:p>
      <text:p text:style-name="P9"/>
      <text:p text:style-name="P34">13. Évaluation du projet</text:p>
      <text:p text:style-name="P3"/>
      <text:p text:style-name="P22">14.Bibliographie</text:p>
      <text:p text:style-name="P2"/>
      <text:p text:style-name="P23">(7) Étude IpsosMediaCT (2011). Etude sur les Tice et les enseignants. Étude portant sur les enseignants de <text:s/>collège et lycée. </text:p>
      <text:p text:style-name="P2"/>
      <text:p text:style-name="P23">(8) Molès <text:s/>Philippe <text:s/>(Strat‐Up) et Saboulard‐Luguet Olivier. Rapport <text:s/>d’étape <text:s/>sur l’école <text:s/>numérique <text:s/>sur la <text:s/>11e circonscription des Yvelines. CRDP de Versailles. Mars 2011. </text:p>
      <text:p text:style-name="P2"/>
      <text:p text:style-name="P23">(10) Enquête PROFETIC <text:s/>(2011) auprès de <text:s/>5 <text:s/>000 enseignants <text:s/>du <text:s/>second degré. Ministère de l’éducation <text:s/>nationale, <text:s/>de <text:s/>la <text:s/>jeunesse <text:s/>et <text:s/>de <text:s/>la <text:s/>vie <text:s/>associative. <text:s/>http://www.eduscol.education.fr/cid58720/profetic‐ 2011.html</text:p>
      <text:p text:style-name="P2"/>
      <text:p text:style-name="P2"><text:span text:style-name="T18">(11) Law, N., Pelgrum, W. J., &amp; Plomp T. (2008) (Eds.), Pedagogy and ICT use in schools around the world: <text:s/>Findings <text:s/>from <text:s/>the <text:s/>SITES <text:s/>2006 <text:s/>Study. <text:s/>Hong <text:s/>Kong: <text:s/>CERC, <text:s/>University <text:s/>of <text:s/>Hong <text:s/>Kong <text:s/>and <text:s/>Springer. <text:s/></text:span><text:a xlink:type="simple" xlink:href="http://www.springerlink.com/content/978‐1‐4020‐8928‐2#section=152250&amp;page=1" text:style-name="Internet_20_link" text:visited-style-name="Visited_20_Internet_20_Link"><text:span text:style-name="T23">http://www.springerlink.com/content/978‐1‐4020‐8928‐2#section=152250&amp;page=1</text:span></text:a></text:p>
      <text:p text:style-name="P2"/>
      <text:p text:style-name="P4"><text:span text:style-name="T13">Amadieu F., Tricot A (2015). Apprendre avec le numérique, Mythes et réalités. </text:span><text:span text:style-name="T16">Chapitre 1</text:span><text:span text:style-name="T13">. Paris : Retz</text:span></text:p>
      <text:p text:style-name="P2"/>
      <text:p text:style-name="P2"><text:soft-page-break/><text:span text:style-name="T18">Ministère de l’Education Nationale (2012). </text:span><text:span text:style-name="T14">Le numérique à l’école: éléments de comparaison internation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font-name="Arial"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 style:display-name="ListLabel 8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 style:display-name="ListLabel 8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 style:display-name="ListLabel 8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 style:display-name="ListLabel 8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 style:display-name="ListLabel 9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 style:display-name="ListLabel 9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 style:display-name="ListLabel 9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 style:display-name="ListLabel 9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 style:display-name="ListLabel 9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 style:display-name="ListLabel 9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 style:display-name="ListLabel 9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tab-stops>
          <style:tab-stop style:position="8.5cm" style:type="center"/>
          <style:tab-stop style:position="17cm" style:type="right"/>
        </style:tab-stops>
      </style:paragraph-properties>
    </style:style>
    <style:style style:name="MP2" style:family="paragraph" style:parent-style-name="Standard">
      <style:paragraph-properties fo:margin-top="0cm" fo:margin-bottom="2cm" loext:contextual-spacing="false" fo:line-height="100%" fo:text-align="end" style:justify-single-word="false" fo:orphans="0" fo:widows="0">
        <style:tab-stops>
          <style:tab-stop style:position="8.5cm" style:type="center"/>
          <style:tab-stop style:position="17cm" style:type="right"/>
        </style:tab-stops>
      </style:paragraph-properties>
      <style:text-properties fo:color="#000000" style:font-name="Liberation Serif" fo:font-size="12pt" fo:font-weight="normal" style:font-name-asian="Liberation Serif1" style:font-size-asian="12pt" style:font-weight-asian="normal" style:font-name-complex="Liberation Serif1" style:font-size-complex="12pt"/>
    </style:style>
    <style:style style:name="MP3" style:family="paragraph" style:parent-style-name="Standard">
      <style:paragraph-properties fo:margin-top="0cm" fo:margin-bottom="2cm" loext:contextual-spacing="false" fo:line-height="100%" fo:orphans="0" fo:widows="0">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1.27cm" fo:margin-left="2.011cm" fo:margin-right="2cm" fo:background-color="#ffffff"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
        <text:p text:style-name="MP2"><text:page-number text:select-page="current">10</text:page-number></text:p>
      </style:footer>
    </style:master-page>
    <style:master-page style:name="First_20_Page" style:display-name="First Page" style:page-layout-name="Mpm1"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document-statistic meta:table-count="0" meta:image-count="0" meta:object-count="0" meta:page-count="10" meta:paragraph-count="117" meta:word-count="1994" meta:character-count="13250" meta:non-whitespace-character-count="11306"/>
  </office:meta>
</office:document-meta>
</file>